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ffff00" loext:opacity="100%" fo:font-size="14pt" fo:font-weight="bold" officeooo:rsid="0016c787" officeooo:paragraph-rsid="00402cb6" style:font-size-asian="14pt" style:font-weight-asian="bold" style:font-size-complex="14pt" style:font-weight-complex="bold"/>
    </style:style>
    <style:style style:name="P2"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ext-properties fo:color="#ffff00" loext:opacity="100%" fo:font-weight="bold" officeooo:rsid="0041bc48" officeooo:paragraph-rsid="0041bc48" style:font-weight-asian="bold" style:font-weight-complex="bold"/>
    </style:style>
    <style:style style:name="P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writing-mode="lr-tb"/>
      <style:text-properties fo:color="#ffff00" loext:opacity="100%" fo:font-weight="bold" officeooo:rsid="0044e4b2" officeooo:paragraph-rsid="0044e4b2" style:font-weight-asian="bold" style:font-weight-complex="bold"/>
    </style:style>
    <style:style style:name="P4" style:family="paragraph">
      <style:paragraph-properties fo:margin-left="0.5618in" fo:margin-right="0in" fo:text-align="start" fo:text-indent="0in" style:writing-mode="lr-tb"/>
      <style:text-properties style:font-name="Liberation Mono" fo:font-size="12pt" fo:font-weight="bold" style:font-weight-complex="bold"/>
    </style:style>
    <style:style style:name="T1" style:family="text">
      <style:text-properties officeooo:rsid="0018abf1"/>
    </style:style>
    <style:style style:name="T2" style:family="text">
      <style:text-properties fo:color="#c9211e" loext:opacity="100%" fo:font-weight="bold" style:font-weight-asian="bold" style:font-weight-complex="bold"/>
    </style:style>
    <style:style style:name="T3" style:family="text">
      <style:text-properties fo:color="#c9211e" loext:opacity="100%" fo:font-weight="bold" officeooo:rsid="001c1a86" style:font-weight-asian="bold" style:font-weight-complex="bold"/>
    </style:style>
    <style:style style:name="T4" style:family="text">
      <style:text-properties fo:color="#000080" loext:opacity="100%" fo:font-weight="bold" officeooo:rsid="001c1a86" style:font-weight-asian="bold" style:font-weight-complex="bold"/>
    </style:style>
    <style:style style:name="T5" style:family="text">
      <style:text-properties officeooo:rsid="006d8ed4"/>
    </style:style>
    <style:style style:name="T6" style:family="text">
      <style:text-properties fo:color="#111111" loext:opacity="100%" style:font-name="Liberation Mono" fo:font-size="12pt" fo:font-weight="bold" style:font-weight-complex="bold"/>
    </style:style>
    <style:style style:name="T7" style:family="text">
      <style:text-properties fo:color="#ffff00" loext:opacity="100%" style:font-name="Liberation Mono" fo:font-size="12pt" fo:font-weight="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1.7984in" fo:min-width="2.9472in"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0" draw:name="Shape1" draw:style-name="gr1" draw:text-style-name="P4" svg:width="4.5114in" svg:height="2.7724in" svg:x="1.2291in" svg:y="-0.2091in"><text:p text:style-name="P4"><text:span text:style-name="T6">Name</text:span><text:span text:style-name="T6"><text:tab/></text:span><text:span text:style-name="T6"><text:tab/></text:span><text:span text:style-name="T6"><text:tab/></text:span><text:span text:style-name="T6"> <text:s text:c="4"/>:</text:span><text:span text:style-name="T7">Hadi Lotfy</text:span></text:p><text:p text:style-name="P4"><text:span text:style-name="T6">Host</text:span><text:span text:style-name="T6"><text:tab/></text:span><text:span text:style-name="T6"><text:tab/></text:span><text:span text:style-name="T6"><text:tab/></text:span><text:span text:style-name="T6"> <text:s text:c="4"/>:</text:span><text:span text:style-name="T7">Andrew Anter</text:span></text:p><text:p text:style-name="P4"><text:span text:style-name="T6">Project Name</text:span><text:span text:style-name="T6"><text:tab/></text:span><text:span text:style-name="T6">:</text:span><text:span text:style-name="T7">hadi-lotfy-project</text:span></text:p><text:p text:style-name="P4"><text:span text:style-name="T6">Project Number :</text:span><text:span text:style-name="T7">96418353483</text:span></text:p><text:p text:style-name="P4"><text:span text:style-name="T6">Project ID</text:span><text:span text:style-name="T6"><text:tab/></text:span><text:span text:style-name="T6">:</text:span><text:span text:style-name="T7">hadi-lotfy-projec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ff00" loext:opacity="100%" fo:font-size="14pt" fo:font-weight="bold" officeooo:rsid="0016c787" officeooo:paragraph-rsid="00402cb6" style:font-size-asian="14pt" style:font-weight-asian="bold" style:font-size-complex="14pt" style:font-weight-complex="bold"/>
    </style:style>
    <style:style style:name="MT1" style:family="text">
      <style:text-properties officeooo:rsid="006d8ed4"/>
    </style:style>
    <style:style style:name="MT2" style:family="text">
      <style:text-properties officeooo:rsid="0018abf1"/>
    </style:style>
    <style:style style:name="MT3" style:family="text">
      <style:text-properties fo:color="#c9211e" loext:opacity="100%" fo:font-weight="bold" style:font-weight-asian="bold" style:font-weight-complex="bold"/>
    </style:style>
    <style:style style:name="MT4" style:family="text">
      <style:text-properties fo:color="#000080" loext:opacity="100%" fo:font-weight="bold" officeooo:rsid="001c1a86" style:font-weight-asian="bold" style:font-weight-complex="bold"/>
    </style:style>
    <style:style style:name="MT5" style:family="text">
      <style:text-properties fo:color="#c9211e" loext:opacity="100%" fo:font-weight="bold" officeooo:rsid="001c1a86" style:font-weight-asian="bold" style:font-weight-complex="bold"/>
    </style:style>
    <style:page-layout style:name="Mpm1">
      <style:page-layout-properties fo:page-width="8.5in" fo:page-height="11in" style:num-format="1" style:print-orientation="portrait" fo:margin-top="0.0898in" fo:margin-bottom="0.0654in" fo:margin-left="0.7874in" fo:margin-right="0.7874in" fo:background-color="#bf819e" style:writing-mode="lr-tb" style:layout-grid-color="#c0c0c0" style:layout-grid-lines="20" style:layout-grid-base-height="0.278in" style:layout-grid-ruby-height="0.139in" style:layout-grid-mode="none" style:layout-grid-ruby-below="false" style:layout-grid-print="false" style:layout-grid-display="false" draw:fill="solid" draw:fill-color="#bf819e"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5in" fo:margin-left="0in" fo:margin-right="0in" fo:margin-bottom="0.1965in"/>
      </style:header-style>
      <style:footer-style>
        <style:header-footer-properties svg:height="0.3898in" fo:margin-left="0in" fo:margin-right="0in" fo:margin-top="0.1965in"/>
      </style:footer-style>
    </style:page-layout>
    <style:style style:name="Mdp1" style:family="drawing-page">
      <style:drawing-page-properties draw:fill="solid" draw:fill-color="#bf819e" draw:opacity="100%" draw:background-size="full"/>
    </style:style>
  </office:automatic-styles>
  <office:master-styles>
    <style:master-page style:name="Standard" style:page-layout-name="Mpm1" draw:style-name="Mdp1">
      <style:header>
        <text:p text:style-name="MP1">ITI DevOps S.V.<text:tab/>GCP Lab <text:span text:style-name="MT1">3</text:span><text:tab/><text:span text:style-name="MT2">Hadi Lotfy Al-Atally</text:span></text:p>
      </style:header>
      <style:footer>
        <text:p text:style-name="Footer"><text:span text:style-name="MT3"><text:tab/></text:span><text:a xlink:type="simple" xlink:href="mailto:Hadi.al.atally@gmail.com" text:style-name="Internet_20_link" text:visited-style-name="Visited_20_Internet_20_Link"><text:span text:style-name="MT4">Hadi.al.atally@gmail.com</text:span></text:a><text:span text:style-name="MT5"><text:tab/></text:span><text:span text:style-name="MT5"><text:page-number text:select-page="current">1</text:page-number></text:span><text:span text:style-name="MT5">/</text:span><text:span text:style-name="MT5"><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0:44:59.797542158</meta:creation-date>
    <dc:date>2023-06-03T21:15:06.855511281</dc:date>
    <meta:editing-duration>PT11H41M54S</meta:editing-duration>
    <meta:editing-cycles>69</meta:editing-cycles>
    <meta:generator>LibreOffice/7.1.8.1$Linux_X86_64 LibreOffice_project/10$Build-1</meta:generator>
    <meta:document-statistic meta:table-count="0" meta:image-count="0" meta:object-count="0" meta:page-count="1" meta:paragraph-count="2" meta:word-count="11" meta:character-count="75" meta:non-whitespace-character-count="65"/>
  </office:meta>
</office:document-meta>
</file>